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3dd3" officeooo:paragraph-rsid="00033d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Concepto o idea de negocio: mi idea de proyecto consiste en contactar a nivel nacional e internacional a todas aquellas mentes (científicos, médicos, profesionales de cualquier área) especializadas o aquellas personas interesadas en investigar y desarrollar la carrera contra el envejecimiento humano. Es decir, poner como último objetivo lograr el detenimiento total del envejecimiento a nivel celular y, en el camino, cosechar los frutos de todo tipo de investigación que se haya podido obtener, usando todos los recursos creados para mejorar la calidad de vida humana, principalmente en la tercera edad.</text:p>
      <text:p text:style-name="P1"/>
      <text:p text:style-name="P1">Pienso que el sitio web podría funcionar como una especie de foro donde todos los interesados vuelquen sus conocimientos y puedan interactuar entre sí. Otro objetivo, a largo plazo, sería transformar el sitio web en una red social (estilo LinkedIn) específicamente destinada a este fin: detener el envejecimiento humano.</text:p>
      <text:p text:style-name="P1"/>
      <text:p text:style-name="P1"/>
      <text:p text:style-name="P1">* Usuarios que busco: perfiles con orientación científica (médicos, bioquímicos) preferentemente o cualquier otra persona interesada en la causa que pueda aportar conocimientos.</text:p>
      <text:p text:style-name="P1"/>
      <text:p text:style-name="P1"/>
      <text:p text:style-name="P1">* Canales, herramientas y recursos: en principio el único recurso con el que cuento es el capital humano. Es decir, aquellas personas que quieren destinar su tiempo a esta causa. A su vez cuento con gente vinculada a la Facultad de Ciencias Médicas de la Universidad Nacional de Rosario, así como la Facultad de Bioquímica de la misma Universidad.</text:p>
      <text:p text:style-name="P1"/>
      <text:p text:style-name="P1"/>
      <text:p text:style-name="P1">* Sector del mercado: en principio no es un proyecto con fines de lucro pero sería interesante poder obtener algún tipo de rédito económi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15T17:18:09.378000000</dc:date>
    <meta:editing-duration>PT8M13S</meta:editing-duration>
    <meta:editing-cycles>1</meta:editing-cycles>
    <meta:document-statistic meta:table-count="0" meta:image-count="0" meta:object-count="0" meta:page-count="1" meta:paragraph-count="5" meta:word-count="247" meta:character-count="1592" meta:non-whitespace-character-count="1350"/>
    <meta:generator>LibreOffice/7.3.5.2$Windows_X86_64 LibreOffice_project/184fe81b8c8c30d8b5082578aee2fed2ea847c01</meta:generator>
  </office:meta>
</office:document-meta>
</file>